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ada" officeooo:paragraph-rsid="00007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dly follow this sequence of codes.</text:p>
      <text:p text:style-name="P1"/>
      <text:p text:style-name="P1">1) Loading and preparing the data</text:p>
      <text:p text:style-name="P1">2) Cleaning the text column</text:p>
      <text:p text:style-name="P1">3) Visualizations</text:p>
      <text:p text:style-name="P1">4) Feature Engineering</text:p>
      <text:p text:style-name="P1">5) machine 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3:06:57.555674223</meta:creation-date>
    <dc:date>2018-01-11T23:08:56.014245799</dc:date>
    <meta:editing-duration>PT2M2S</meta:editing-duration>
    <meta:editing-cycles>1</meta:editing-cycles>
    <meta:document-statistic meta:table-count="0" meta:image-count="0" meta:object-count="0" meta:page-count="1" meta:paragraph-count="6" meta:word-count="25" meta:character-count="155" meta:non-whitespace-character-count="136"/>
    <meta:generator>LibreOffice/5.3.1.2$Linux_X86_64 LibreOffice_project/30m0$Build-2</meta:generator>
  </office:meta>
</office:document-meta>
</file>